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9e8c" officeooo:paragraph-rsid="00169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: import time module</text:p>
      <text:p text:style-name="P1">2: take start time as variable, then take current time as another variable. Subtract both variables to give a notification for how long you have been playing for. </text:p>
      <text:p text:style-name="P1">3: create start of game with print command</text:p>
      <text:p text:style-name="P1">4: e.g. opening hatch</text:p>
      <text:p text:style-name="P1">key</text:p>
      <text:p text:style-name="P1">if hatch = use key:</text:p>
      <text:p text:style-name="P1"><text:s text:c="4"/>print(“You opened the hatch!”)</text:p>
      <text:p text:style-name="P1">else:</text:p>
      <text:p text:style-name="P1"><text:s text:c="4"/>print(“You simply fiddle with the hatch in a feeble attempt to open it. Dumbass.”)</text:p>
      <text:p text:style-name="P1">5: figure the rest out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1T00:58:43.338000000</dc:date>
    <meta:editing-duration>PT5M21S</meta:editing-duration>
    <meta:editing-cycles>1</meta:editing-cycles>
    <meta:document-statistic meta:table-count="0" meta:image-count="0" meta:object-count="0" meta:page-count="1" meta:paragraph-count="10" meta:word-count="74" meta:character-count="418" meta:non-whitespace-character-count="344"/>
    <meta:generator>LibreOffice/7.1.2.2$Windows_X86_64 LibreOffice_project/8a45595d069ef5570103caea1b71cc9d82b2aae4</meta:generator>
  </office:meta>
</office:document-meta>
</file>